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инакпсуляции oop php и обьясни, разные и простые</text:p>
      <text:p text:style-name="Standard">ChatGPT</text:p>
      <text:p text:style-name="P7">ChatGPT</text:p>
      <text:p text:style-name="Text_20_body">Конечно! Вот пять примеров инкапсуляции в объектно-ориентированном программировании на PHP с объяснениями:</text:p>
      <text:list xml:id="list7548081314532826090" text:style-name="L1">
        <text:list-item>
          <text:p text:style-name="P2"><text:span text:style-name="Strong_20_Emphasis">Пример: Класс "Человек" с закрытыми свойствами и методами для доступа к ним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Person {</text:span></text:p>
      <text:p text:style-name="Preformatted_20_Text"><text:span text:style-name="Source_20_Text"><text:s text:c="4"/>private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Person</text:span></text:p>
      <text:p text:style-name="Preformatted_20_Text"><text:span text:style-name="Source_20_Text">$person = new Person("Иван");</text:span></text:p>
      <text:p text:style-name="Preformatted_20_Text"/>
      <text:p text:style-name="Preformatted_20_Text"><text:span text:style-name="Source_20_Text">// Получение имени человека через метод</text:span></text:p>
      <text:p text:style-name="Preformatted_20_Text"><text:span text:style-name="Source_20_Text">echo "Имя: " . $person-&gt;getName() . "\n";</text:span></text:p>
      <text:p text:style-name="Preformatted_20_Text"/>
      <text:p text:style-name="Preformatted_20_Text"><text:span text:style-name="Source_20_Text">// Попытка доступа к закрытому свойству вызовет ошибку</text:span></text:p>
      <text:p text:style-name="Preformatted_20_Text"><text:span text:style-name="Source_20_Text">// echo $person-&gt;name; // Вызовет ошибку!</text:span></text:p>
      <text:p text:style-name="P1"><text:span text:style-name="Source_20_Text">?&gt;</text:span></text:p>
      <text:p text:style-name="Text_20_body">Этот пример демонстрирует инкапсуляцию путем создания класса <text:span text:style-name="Source_20_Text">Person</text:span> с закрытым свойством <text:span text:style-name="Source_20_Text">$name</text:span>, доступ к которому осуществляется только через публичный метод <text:span text:style-name="Source_20_Text">getName()</text:span>.</text:p>
      <text:list xml:id="list7275011169353081950" text:style-name="L2">
        <text:list-item>
          <text:p text:style-name="P3"><text:span text:style-name="Strong_20_Emphasis">Пример: Класс "Банковский счет" с приватным свойством и методами для его изменения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BankAccount {</text:span></text:p>
      <text:p text:style-name="Preformatted_20_Text"><text:span text:style-name="Source_20_Text"><text:s text:c="4"/>private $balance = 0;</text:span></text:p>
      <text:p text:style-name="Preformatted_20_Text"/>
      <text:p text:style-name="Preformatted_20_Text"><text:span text:style-name="Source_20_Text"><text:s text:c="4"/>public function deposit($amount) {</text:span></text:p>
      <text:p text:style-name="Preformatted_20_Text"><text:span text:style-name="Source_20_Text"><text:s text:c="8"/>$this-&gt;balance += $amoun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withdraw($amount) {</text:span></text:p>
      <text:p text:style-name="Preformatted_20_Text"><text:span text:style-name="Source_20_Text"><text:s text:c="8"/>if ($amount &lt;= $this-&gt;balance) {</text:span></text:p>
      <text:p text:style-name="Preformatted_20_Text"><text:span text:style-name="Source_20_Text"><text:s text:c="12"/>$this-&gt;balance -= $amount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echo "Недостаточно средств на счете.\n"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Balance() {</text:span></text:p>
      <text:p text:style-name="Preformatted_20_Text"><text:span text:style-name="Source_20_Text"><text:s text:c="8"/>return $this-&gt;balance;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BankAccount</text:span></text:p>
      <text:p text:style-name="Preformatted_20_Text"><text:span text:style-name="Source_20_Text">$account = new BankAccount();</text:span></text:p>
      <text:p text:style-name="Preformatted_20_Text"/>
      <text:p text:style-name="Preformatted_20_Text"><text:span text:style-name="Source_20_Text">// Внесение и снятие денег с банковского счета</text:span></text:p>
      <text:p text:style-name="Preformatted_20_Text"><text:span text:style-name="Source_20_Text">$account-&gt;deposit(1000);</text:span></text:p>
      <text:p text:style-name="Preformatted_20_Text"><text:span text:style-name="Source_20_Text">$account-&gt;withdraw(500);</text:span></text:p>
      <text:p text:style-name="Preformatted_20_Text"/>
      <text:p text:style-name="Preformatted_20_Text"><text:span text:style-name="Source_20_Text">// Получение баланса счета</text:span></text:p>
      <text:p text:style-name="Preformatted_20_Text"><text:span text:style-name="Source_20_Text">echo "Баланс счета: $" . $account-&gt;getBalance() . "\n";</text:span></text:p>
      <text:p text:style-name="P1"><text:span text:style-name="Source_20_Text">?&gt;</text:span></text:p>
      <text:p text:style-name="Text_20_body">Этот пример демонстрирует инкапсуляцию путем создания класса <text:span text:style-name="Source_20_Text">BankAccount</text:span> с приватным свойством <text:span text:style-name="Source_20_Text">$balance</text:span>, доступ к которому осуществляется только через методы <text:span text:style-name="Source_20_Text">deposit()</text:span> и <text:span text:style-name="Source_20_Text">withdraw()</text:span>.</text:p>
      <text:list xml:id="list6231084150165637101" text:style-name="L3">
        <text:list-item>
          <text:p text:style-name="P4"><text:span text:style-name="Strong_20_Emphasis">Пример: Класс "Круг" с закрытым свойством радиуса и методом для вычисления площад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Circl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adius) {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pi() * $this-&gt;radius * $this-&gt;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Circle</text:span></text:p>
      <text:p text:style-name="Preformatted_20_Text"><text:span text:style-name="Source_20_Text">$circle = new Circle(5);</text:span></text:p>
      <text:p text:style-name="Preformatted_20_Text"/>
      <text:p text:style-name="Preformatted_20_Text"><text:span text:style-name="Source_20_Text">// Получение площади круга через метод</text:span></text:p>
      <text:p text:style-name="Preformatted_20_Text"><text:span text:style-name="Source_20_Text">echo "Площадь круга: " . $circle-&gt;getArea() . "\n";</text:span></text:p>
      <text:p text:style-name="Preformatted_20_Text"/>
      <text:p text:style-name="Preformatted_20_Text"><text:span text:style-name="Source_20_Text">// Попытка доступа к закрытому свойству вызовет ошибку</text:span></text:p>
      <text:p text:style-name="Preformatted_20_Text"><text:span text:style-name="Source_20_Text">// echo $circle-&gt;radius; // Вызовет ошибку!</text:span></text:p>
      <text:p text:style-name="P1"><text:span text:style-name="Source_20_Text">?&gt;</text:span></text:p>
      <text:p text:style-name="Text_20_body">Этот пример показывает инкапсуляцию путем создания класса <text:span text:style-name="Source_20_Text">Circle</text:span> с закрытым свойством <text:span text:style-name="Source_20_Text">$radius</text:span>, доступ к которому осуществляется только через метод <text:span text:style-name="Source_20_Text">getArea()</text:span>.</text:p>
      <text:list xml:id="list6035133596853045804" text:style-name="L4">
        <text:list-item>
          <text:p text:style-name="P5"><text:span text:style-name="Strong_20_Emphasis">Пример: Класс "Телефон" с приватным свойством и методами для его установки и получения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Phone {</text:span></text:p>
      <text:p text:style-name="Preformatted_20_Text"><text:span text:style-name="Source_20_Text"><text:s text:c="4"/>private $number;</text:span></text:p>
      <text:p text:style-name="Preformatted_20_Text"/>
      <text:p text:style-name="Preformatted_20_Text"><text:span text:style-name="Source_20_Text"><text:s text:c="4"/>public function setNumber($number) {</text:span></text:p>
      <text:p text:style-name="Preformatted_20_Text"><text:span text:style-name="Source_20_Text"><text:s text:c="8"/>$this-&gt;number = $numbe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umber() {</text:span></text:p>
      <text:p text:style-name="Preformatted_20_Text"><text:soft-page-break/><text:span text:style-name="Source_20_Text"><text:s text:c="8"/>return $this-&gt;number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Phone</text:span></text:p>
      <text:p text:style-name="Preformatted_20_Text"><text:span text:style-name="Source_20_Text">$phone = new Phone();</text:span></text:p>
      <text:p text:style-name="Preformatted_20_Text"/>
      <text:p text:style-name="Preformatted_20_Text"><text:span text:style-name="Source_20_Text">// Установка номера телефона через метод</text:span></text:p>
      <text:p text:style-name="Preformatted_20_Text"><text:span text:style-name="Source_20_Text">$phone-&gt;setNumber("123-456-789");</text:span></text:p>
      <text:p text:style-name="Preformatted_20_Text"/>
      <text:p text:style-name="Preformatted_20_Text"><text:span text:style-name="Source_20_Text">// Получение номера телефона через метод</text:span></text:p>
      <text:p text:style-name="Preformatted_20_Text"><text:span text:style-name="Source_20_Text">echo "Номер телефона: " . $phone-&gt;getNumber() . "\n";</text:span></text:p>
      <text:p text:style-name="P1"><text:span text:style-name="Source_20_Text">?&gt;</text:span></text:p>
      <text:p text:style-name="Text_20_body">Этот пример демонстрирует инкапсуляцию путем создания класса <text:span text:style-name="Source_20_Text">Phone</text:span> с приватным свойством <text:span text:style-name="Source_20_Text">$number</text:span>, доступ к которому осуществляется только через методы <text:span text:style-name="Source_20_Text">setNumber()</text:span> и <text:span text:style-name="Source_20_Text">getNumber()</text:span>.</text:p>
      <text:list xml:id="list3744869418247036455" text:style-name="L5">
        <text:list-item>
          <text:p text:style-name="P6"><text:span text:style-name="Strong_20_Emphasis">Пример: Класс "Автомобиль" с закрытым свойством и методом для установки и получения его скорости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Car {</text:span></text:p>
      <text:p text:style-name="Preformatted_20_Text"><text:span text:style-name="Source_20_Text"><text:s text:c="4"/>private $speed;</text:span></text:p>
      <text:p text:style-name="Preformatted_20_Text"/>
      <text:p text:style-name="Preformatted_20_Text"><text:span text:style-name="Source_20_Text"><text:s text:c="4"/>public function setSpeed($speed) {</text:span></text:p>
      <text:p text:style-name="Preformatted_20_Text"><text:span text:style-name="Source_20_Text"><text:s text:c="8"/>$this-&gt;speed = $spee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Speed() {</text:span></text:p>
      <text:p text:style-name="Preformatted_20_Text"><text:span text:style-name="Source_20_Text"><text:s text:c="8"/>return $this-&gt;speed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 класса Car</text:span></text:p>
      <text:p text:style-name="Preformatted_20_Text"><text:span text:style-name="Source_20_Text">$car = new Car();</text:span></text:p>
      <text:p text:style-name="Preformatted_20_Text"/>
      <text:p text:style-name="Preformatted_20_Text"><text:span text:style-name="Source_20_Text">// Установка скорости автомобиля через метод</text:span></text:p>
      <text:p text:style-name="Preformatted_20_Text"><text:span text:style-name="Source_20_Text">$car-&gt;setSpeed(100);</text:span></text:p>
      <text:p text:style-name="Preformatted_20_Text"/>
      <text:p text:style-name="Preformatted_20_Text"><text:span text:style-name="Source_20_Text">// Получение скорости автомобиля через метод</text:span></text:p>
      <text:p text:style-name="Preformatted_20_Text"><text:span text:style-name="Source_20_Text">echo "Скорость автомобиля: " . $car-&gt;getSpeed() . " км/ч\n";</text:span></text:p>
      <text:p text:style-name="P1"><text:span text:style-name="Source_20_Text">?&gt;</text:span></text:p>
      <text:p text:style-name="Text_20_body">Этот пример показывает инкапсуляцию путем создания класса <text:span text:style-name="Source_20_Text">Car</text:span> с закрытым свойством <text:span text:style-name="Source_20_Text">$speed</text:span>, доступ к которому осуществляется только через методы <text:span text:style-name="Source_20_Text">setSpeed()</text:span> и <text:span text:style-name="Source_20_Text">getSpeed()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49:00.71</dc:date>
    <meta:document-statistic meta:table-count="0" meta:image-count="0" meta:object-count="0" meta:page-count="3" meta:paragraph-count="117" meta:word-count="524" meta:character-count="3841"/>
    <dc:creator>Dima Wide</dc:creator>
    <meta:user-defined meta:name="Info 1"/>
    <meta:user-defined meta:name="Info 2"/>
    <meta:user-defined meta:name="Info 3"/>
    <meta:user-defined meta:name="Info 4"/>
  </office:meta>
</office:document-meta>
</file>